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2e92" officeooo:paragraph-rsid="00182e92"/>
    </style:style>
    <style:style style:name="P2" style:family="paragraph" style:parent-style-name="Standard" style:list-style-name="L1">
      <style:text-properties officeooo:rsid="001ae394" officeooo:paragraph-rsid="001ae394"/>
    </style:style>
    <style:style style:name="P3" style:family="paragraph" style:parent-style-name="Standard" style:list-style-name="L1">
      <style:text-properties officeooo:rsid="0016c900" officeooo:paragraph-rsid="0016c900"/>
    </style:style>
    <style:style style:name="P4" style:family="paragraph" style:parent-style-name="Standard" style:list-style-name="L1">
      <style:text-properties officeooo:rsid="0019c05d" officeooo:paragraph-rsid="0019c05d"/>
    </style:style>
    <style:style style:name="P5" style:family="paragraph" style:parent-style-name="Standard" style:list-style-name="L1">
      <style:text-properties officeooo:rsid="001bd11c" officeooo:paragraph-rsid="001bd11c"/>
    </style:style>
    <style:style style:name="T1" style:family="text">
      <style:text-properties officeooo:rsid="00182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15779061" text:style-name="L1">
        <text:list-item>
          <text:p text:style-name="P1">Meet the Team</text:p>
          <text:list>
            <text:list-item>
              <text:p text:style-name="P2">Duncan – Lead Designer</text:p>
            </text:list-item>
            <text:list-item>
              <text:p text:style-name="P2">BallisticBear – Programmer</text:p>
            </text:list-item>
            <text:list-item>
              <text:p text:style-name="P2">mhmd – Programmer</text:p>
            </text:list-item>
            <text:list-item>
              <text:p text:style-name="P2">Odun – Sound Artist</text:p>
            </text:list-item>
            <text:list-item>
              <text:p text:style-name="P2">X-90 – 3D Modeler</text:p>
            </text:list-item>
            <text:list-item>
              <text:p text:style-name="P5">SomeUsername – Composer</text:p>
            </text:list-item>
          </text:list>
        </text:list-item>
        <text:list-item>
          <text:p text:style-name="P3">Title Page</text:p>
          <text:list>
            <text:list-item>
              <text:p text:style-name="P3">Name</text:p>
              <text:list>
                <text:list-item>
                  <text:p text:style-name="P3">Spooky Jame Gam 2023</text:p>
                </text:list-item>
              </text:list>
            </text:list-item>
            <text:list-item>
              <text:p text:style-name="P3">Concept Statement</text:p>
              <text:list>
                <text:list-item>
                  <text:p text:style-name="P3">Horror Game inspired by the Game Jam theme of “<text:span text:style-name="T1">Body Horror” and mutators of “The Player Can’t See,” “Screwdriver,” and “Out of Game.”</text:span></text:p>
                </text:list-item>
              </text:list>
            </text:list-item>
          </text:list>
        </text:list-item>
        <text:list-item>
          <text:p text:style-name="P1">Genre</text:p>
          <text:list>
            <text:list-item>
              <text:p text:style-name="P1">Horror Thriller</text:p>
            </text:list-item>
          </text:list>
        </text:list-item>
        <text:list-item>
          <text:p text:style-name="P1">Mechanics</text:p>
          <text:list>
            <text:list-item>
              <text:p text:style-name="P5">Character is blind. Players see the world from echolocation pings that update visuals</text:p>
            </text:list-item>
            <text:list-item>
              <text:p text:style-name="P5">NPC body parts detach/take damage when attacked by player</text:p>
            </text:list-item>
            <text:list-item>
              <text:p text:style-name="P5">Noise from NPC movement updates audio visuals</text:p>
            </text:list-item>
            <text:list-item>
              <text:p text:style-name="P5">Character can enter a rage mode where they ping more often and attack faster</text:p>
              <text:list>
                <text:list-item>
                  <text:p text:style-name="P5">Character is louder and moves slower for a short time after</text:p>
                </text:list-item>
              </text:list>
            </text:list-item>
          </text:list>
        </text:list-item>
        <text:list-item>
          <text:p text:style-name="P1">The Story</text:p>
          <text:list>
            <text:list-item>
              <text:p text:style-name="P1">Characters</text:p>
              <text:list>
                <text:list-item>
                  <text:p text:style-name="P5">Main Character – Blind killer user human body parts to build robots</text:p>
                </text:list-item>
                <text:list-item>
                  <text:p text:style-name="P5">Group of teenagers</text:p>
                </text:list-item>
              </text:list>
            </text:list-item>
            <text:list-item>
              <text:p text:style-name="P1">Setting</text:p>
              <text:list>
                <text:list-item>
                  <text:p text:style-name="P2">Deep in the Colorado Mountains in an abandoned cabin property</text:p>
                </text:list-item>
              </text:list>
            </text:list-item>
            <text:list-item>
              <text:p text:style-name="P1">Target Audience</text:p>
              <text:list>
                <text:list-item>
                  <text:p text:style-name="P4">Horror game enjoyers</text:p>
                </text:list-item>
              </text:list>
            </text:list-item>
            <text:list-item>
              <text:p text:style-name="P1">Levels</text:p>
              <text:list>
                <text:list-item>
                  <text:p text:style-name="P4">An isolated cabin on a snowy mountain</text:p>
                </text:list-item>
              </text:list>
            </text:list-item>
            <text:list-item>
              <text:p text:style-name="P1">User Interface</text:p>
              <text:list>
                <text:list-item>
                  <text:p text:style-name="P5">Environment gets seen by the player through an echolocation texture and physical touch texture</text:p>
                </text:list-item>
                <text:list-item>
                  <text:p text:style-name="P5">Recent noises outside of visual range get indicated by sound and visual cue</text:p>
                </text:list-item>
                <text:list-item>
                  <text:p text:style-name="P5">To play into the blindness of the main character, there will be a simplistic text-based UI for the checklist of body parts</text:p>
                </text:list-item>
              </text:list>
            </text:list-item>
            <text:list-item>
              <text:p text:style-name="P1">Technical</text:p>
              <text:list>
                <text:list-item>
                  <text:p text:style-name="P4">Unreal Engine with a blended use of Blueprints and C++</text:p>
                </text:list-item>
                <text:list-item>
                  <text:p text:style-name="P4">GitHub for version control</text:p>
                </text:list-item>
                <text:list-item>
                  <text:p text:style-name="P4">Dropbox for art asset sharing</text:p>
                </text:list-item>
              </text:list>
            </text:list-item>
            <text:list-item>
              <text:p text:style-name="P1">Assets</text:p>
              <text:list>
                <text:list-item>
                  <text:p text:style-name="P4">Screwdriver</text:p>
                </text:list-item>
                <text:list-item>
                  <text:p text:style-name="P5">Cabin</text:p>
                </text:list-item>
                <text:list-item>
                  <text:p text:style-name="P5">Shack</text:p>
                </text:list-item>
                <text:list-item>
                  <text:p text:style-name="P5">Axe</text:p>
                </text:list-item>
                <text:list-item>
                  <text:p text:style-name="P5">Character arms</text:p>
                </text:list-item>
                <text:list-item>
                  <text:p text:style-name="P5">NPC models</text:p>
                </text:list-item>
              </text:list>
            </text:list-item>
          </text:list>
        </text:list-item>
        <text:list-item>
          <text:p text:style-name="P1">Project Status Repo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19:04:35.699000000</dc:date>
    <meta:editing-duration>PT2H28M57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6" meta:word-count="278" meta:character-count="1466" meta:non-whitespace-character-count="1273"/>
  </office:meta>
</office:document-meta>
</file>